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entz Bethany 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Sophie Bauman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iam Beecham james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Brady Nadea Zhane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van Cao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Katelyn Ca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cheal Cheng 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George Delp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thew Denton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Dhakal Aashis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ain Abel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Eguibar Paulina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John William Emerson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Daniel Gomez carlos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string" calcext:value-type="string">
            <text:p>Kenneth Gree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ggard ethan Corbin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Halder sushmita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string" calcext:value-type="string">
            <text:p>Hudson Hargette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Himed Tah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pskind Austin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Houlihan Jam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mes Kim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Kimsanboev Bekzod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endoen Noah Patrick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Lim Kaylyn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Martinez Brady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Mcgee madison Elizabeth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Mclaughlin Jared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string" calcext:value-type="string">
            <text:p>Miller Jacob Benjam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uyen Christina M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guyen Hannah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Nguyen Bae kim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Ortiz Elliz Yohelv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erson jarret Taylor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Pham Minh Duc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Potter Maureen lia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Reardon Kathryn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Eli Ross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loni Jaromir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Simanonok max Steven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Swetman Joseph Byron 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string" calcext:value-type="string">
            <text:p>Toussaint Kay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 Michelle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Tran Justin N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Vandygriff Colton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Williams Jacob Kendrick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Parker Yates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Zhou Youkai</text:p>
          </table:table-cell>
          <table:table-cell office:value-type="float" office:value="9.76" calcext:value-type="float">
            <text:p>9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24:25.362200320</meta:creation-date>
    <dc:date>2024-03-12T04:13:50.168457827</dc:date>
    <meta:editing-duration>PT3M17S</meta:editing-duration>
    <meta:editing-cycles>1</meta:editing-cycles>
    <meta:document-statistic meta:table-count="1" meta:cell-count="96" meta:object-count="0"/>
    <meta:generator>LibreOffice/7.3.7.2$Linux_X86_64 LibreOffice_project/30$Build-2</meta:generator>
  </office:meta>
</office:document-meta>
</file>